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0d68" officeooo:paragraph-rsid="000e0d68"/>
    </style:style>
    <style:style style:name="P2" style:family="paragraph" style:parent-style-name="Standard">
      <style:text-properties officeooo:rsid="0011d588" officeooo:paragraph-rsid="0011d588"/>
    </style:style>
    <style:style style:name="T1" style:family="text">
      <style:text-properties officeooo:rsid="00119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8:53:06.967717567</meta:creation-date>
    <dc:date>2020-09-07T20:42:36.804208116</dc:date>
    <meta:editing-duration>PT1H2M4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